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2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25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25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2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2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2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2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2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5548" calcext:value-type="float">
            <text:p>12.38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0204" calcext:value-type="float">
            <text:p>12.30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2868" calcext:value-type="float">
            <text:p>13.80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0364" calcext:value-type="float">
            <text:p>13.58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358" calcext:value-type="float">
            <text:p>13.40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8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30" meta:object-count="0"/>
    <meta:user-defined meta:name="AppVersion">3.0</meta:user-defined>
  </office:meta>
</office:document-meta>
</file>